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Arial Narrow" svg:font-family="'Arial Narrow'"/>
    <style:font-face style:name="Arial1" svg:font-family="Arial1"/>
    <style:font-face style:name="Arial11" svg:font-family="Arial11"/>
    <style:font-face style:name="Arial2" svg:font-family="Arial2"/>
    <style:font-face style:name="Arial3" svg:font-family="Arial3"/>
    <style:font-face style:name="Calibri" svg:font-family="Calibri"/>
    <style:font-face style:name="Century Gothic" svg:font-family="'Century Gothic'"/>
    <style:font-face style:name="Liberation Sans1" svg:font-family="'Liberation Sans1'"/>
    <style:font-face style:name="Arial" svg:font-family="Arial" style:font-family-generic="swiss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6.482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725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122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6.35cm"/>
    </style:style>
    <style:style style:name="co20" style:family="table-column">
      <style:table-column-properties fo:break-before="auto" style:column-width="3.334cm"/>
    </style:style>
    <style:style style:name="co21" style:family="table-column">
      <style:table-column-properties fo:break-before="auto" style:column-width="2.17cm"/>
    </style:style>
    <style:style style:name="co22" style:family="table-column">
      <style:table-column-properties fo:break-before="auto" style:column-width="9.657cm"/>
    </style:style>
    <style:style style:name="co23" style:family="table-column">
      <style:table-column-properties fo:break-before="auto" style:column-width="2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96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12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1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14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1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Default" style:data-style-name="N0">
      <style:table-cell-properties fo:border-bottom="none" fo:background-color="#ffffff" style:cell-protect="protected" style:print-content="true" fo:wrap-option="wrap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12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6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8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2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94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95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1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3" style:font-size-asian="10pt" style:font-name-complex="Arial3" style:font-size-complex="10pt"/>
    </style:style>
    <style:style style:name="ce15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3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fffff" fo:border="0.06pt solid #000000"/>
    </style:style>
    <style:style style:name="ce156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4" style:font-size-asian="10pt" style:font-name-complex="Arial4" style:font-size-complex="10pt"/>
    </style:style>
    <style:style style:name="ce15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13" style:family="table-cell" style:parent-style-name="Excel_20_Built-in_20_Comma" style:data-style-name="N11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4" style:family="table-cell" style:parent-style-name="Excel_20_Built-in_20_Comma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5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6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0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21" style:family="table-cell" style:parent-style-name="Default" style:data-style-name="N0">
      <style:table-cell-properties fo:background-color="#ffffff" style:vertical-align="middle"/>
    </style:style>
    <style:style style:name="ce1" style:family="table-cell" style:parent-style-name="Default" style:data-style-name="N0"/>
    <style:style style:name="ce6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8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 style:data-style-name="N2">
      <style:text-properties fo:font-weight="bold" style:font-weight-asian="bold" style:font-weight-complex="bold"/>
    </style:style>
    <style:style style:name="ce62" style:family="table-cell" style:parent-style-name="Default" style:data-style-name="N2"/>
    <style:style style:name="ce6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9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82" style:family="table-cell" style:parent-style-name="Normal_20_2" style:data-style-name="N4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96" style:family="table-cell" style:parent-style-name="Normal_20_2" style:data-style-name="N4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95" style:family="table-cell" style:parent-style-name="Default" style:data-style-name="N3">
      <style:table-cell-properties fo:border="0.06pt solid #000000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9" style:family="table-cell" style:parent-style-name="Default" style:data-style-name="N3">
      <style:table-cell-properties fo:border-bottom="0.06pt solid #000000" fo:border-left="0.06pt solid #000000" fo:border-right="none" fo:border-top="0.06pt solid #000000"/>
    </style:style>
    <style:style style:name="ce80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3" style:family="table-cell" style:parent-style-name="Comma" style:data-style-name="N4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</style:style>
    <style:style style:name="ce97" style:family="table-cell" style:parent-style-name="Comma" style:data-style-name="N4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100" style:family="table-cell" style:parent-style-name="Comma" style:data-style-name="N3">
      <style:table-cell-properties style:cell-protect="protected" style:print-content="true" fo:background-color="transparent" fo:border="0.06pt solid #000000" style:vertical-align="automatic"/>
    </style:style>
    <style:style style:name="ce102" style:family="table-cell" style:parent-style-name="Comma" style:data-style-name="N2">
      <style:table-cell-properties style:cell-protect="protected" style:print-content="true" fo:background-color="transparent" style:vertical-align="automatic"/>
    </style:style>
    <style:style style:name="ce68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7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98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63" style:family="table-cell" style:parent-style-name="Default" style:data-style-name="N3"/>
    <style:style style:name="ce6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1" style:family="table-cell" style:parent-style-name="Comma" style:data-style-name="N3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7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7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7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3" style:family="table-cell" style:parent-style-name="Percent" style:data-style-name="N107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</style:style>
    <style:style style:name="ce9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5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8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91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03" style:family="table-cell" style:parent-style-name="Default" style:data-style-name="N0">
      <style:text-properties style:font-name="Century Gothic1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105" style:family="table-cell" style:parent-style-name="Default" style:data-style-name="N0">
      <style:text-properties style:font-name="Century Gothic1" fo:font-size="10pt" fo:font-style="italic" style:text-underline-style="solid" style:text-underline-width="auto" style:text-underline-color="font-color" fo:font-weight="bold" style:font-name-asian="Century Gothic" style:font-size-asian="10pt" style:font-style-asian="italic" style:font-weight-asian="bold" style:font-name-complex="Century Gothic" style:font-size-complex="10pt" style:font-style-complex="italic" style:font-weight-complex="bold"/>
    </style:style>
    <style:style style:name="ce106" style:family="table-cell" style:parent-style-name="Default" style:data-style-name="N0">
      <style:text-properties style:font-name="Century Gothic1" fo:font-size="8pt" fo:font-weight="bold" style:font-name-asian="Century Gothic" style:font-size-asian="8pt" style:font-weight-asian="bold" style:font-name-complex="Century Gothic" style:font-size-complex="8pt" style:font-weight-complex="bold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109" style:family="table-cell" style:parent-style-name="Default" style:data-style-name="N0">
      <style:text-properties style:font-name="Century Gothic1" fo:font-size="9pt" fo:font-weight="bold" style:font-name-asian="Century Gothic" style:font-size-asian="9pt" style:font-weight-asian="bold" style:font-name-complex="Century Gothic" style:font-size-complex="9pt" style:font-weight-complex="bold"/>
    </style:style>
    <style:style style:name="ce1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entury Gothic" fo:font-size="8pt" fo:font-weight="bold" style:font-name-asian="Century Gothic" style:font-size-asian="8pt" style:font-weight-asian="bold" style:font-name-complex="Century Gothic" style:font-size-complex="8pt" style:font-weight-complex="bold"/>
    </style:style>
    <style:style style:name="ce116" style:family="table-cell" style:parent-style-name="Default" style:data-style-name="N0">
      <style:text-properties style:font-name="Arial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18" style:family="table-cell" style:parent-style-name="Default" style:data-style-name="N0">
      <style:text-properties style:font-name="Century Gothic1" fo:font-size="9pt" style:font-name-asian="Century Gothic" style:font-size-asian="9pt" style:font-name-complex="Century Gothic" style:font-size-complex="9pt"/>
    </style:style>
    <style:style style:name="ce104" style:family="table-cell" style:parent-style-name="Default" style:data-style-name="N4"/>
    <style:style style:name="ce1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entury Gothic" fo:font-size="10pt" style:text-underline-style="solid" style:text-underline-width="auto" style:text-underline-color="font-color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110" style:family="table-cell" style:parent-style-name="Default" style:data-style-name="N4">
      <style:text-properties style:font-name="Century Gothic1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112" style:family="table-cell" style:parent-style-name="Default" style:data-style-name="N4">
      <style:text-properties style:font-name="Arial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14" style:family="table-cell" style:parent-style-name="Default" style:data-style-name="N4">
      <style:table-cell-properties fo:border-bottom="0.06pt solid #3d3d3d" fo:border-left="none" fo:border-right="none" fo:border-top="0.06pt solid #3d3d3d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119" style:family="table-cell" style:parent-style-name="Default" style:data-style-name="N4">
      <style:text-properties style:font-name="Century Gothic1" fo:font-size="10pt" style:font-name-asian="Century Gothic" style:font-size-asian="10pt" style:font-name-complex="Century Gothic" style:font-size-complex="10pt"/>
    </style:style>
    <style:style style:name="ce120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style:font-name="Arial Narrow" fo:font-size="10pt" style:font-name-asian="Arial Narrow" style:font-size-asian="10pt" style:font-name-complex="Arial Narrow" style:font-size-complex="10pt"/>
    </style:style>
    <style:style style:name="ce111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15" style:family="table-cell" style:parent-style-name="Default" style:data-style-name="N123">
      <style:table-cell-properties fo:border-bottom="0.06pt solid #3d3d3d" style:text-align-source="fix" style:repeat-content="false" fo:border-left="none" fo:border-right="none" fo:border-top="0.06pt solid #3d3d3d" style:vertical-align="automatic"/>
      <style:paragraph-properties fo:text-align="center"/>
      <style:text-properties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3" style:family="table-cell" style:parent-style-name="Normal_20_2" style:data-style-name="N0">
      <style:table-cell-properties fo:border-bottom="none" style:cell-protect="protected" style:print-content="true" fo:background-color="transparent" fo:border-left="0.06pt solid #3d3d3d" fo:border-right="none" fo:border-top="none" style:vertical-align="automatic"/>
      <style:text-properties style:font-name="Arial4" fo:font-size="14pt" style:font-name-asian="Arial4" style:font-size-asian="14pt" style:font-name-complex="Arial4" style:font-size-complex="14pt"/>
    </style:style>
    <style:style style:name="ce125" style:family="table-cell" style:parent-style-name="Normal_20_2" style:data-style-name="N0">
      <style:table-cell-properties fo:border-bottom="none" style:cell-protect="protected" style:print-content="true" fo:background-color="transparent" fo:border-left="0.06pt solid #3d3d3d" fo:border-right="none" fo:border-top="none" style:vertical-align="automatic"/>
      <style:text-properties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28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3d3d3d" fo:border-right="none" fo:border-top="0.06pt solid #3d3d3d" style:vertical-align="automatic"/>
      <style:paragraph-properties fo:text-align="center"/>
      <style:text-properties style:font-name="Arial4" fo:font-size="11pt" fo:font-weight="bold" style:font-name-asian="Arial4" style:font-size-asian="11pt" style:font-weight-asian="bold" style:font-name-complex="Arial4" style:font-size-complex="11pt" style:font-weight-complex="bold"/>
    </style:style>
    <style:style style:name="ce129" style:family="table-cell" style:parent-style-name="Normal_20_2" style:data-style-name="N0">
      <style:table-cell-properties fo:border-bottom="none" style:cell-protect="protected" style:print-content="true" fo:background-color="transparent" fo:border-left="0.06pt solid #3d3d3d" fo:border-right="none" fo:border-top="none" style:vertical-align="automatic"/>
      <style:text-properties style:font-name="Arial4" fo:font-size="10pt" style:font-name-asian="Arial4" style:font-size-asian="10pt" style:font-name-complex="Arial4" style:font-size-complex="10pt"/>
    </style:style>
    <style:style style:name="ce130" style:family="table-cell" style:parent-style-name="Normal_20_2" style:data-style-name="N0">
      <style:table-cell-properties fo:border-bottom="0.06pt solid #3d3d3d" style:cell-protect="protected" style:print-content="true" style:text-align-source="fix" style:repeat-content="false" fo:background-color="transparent" fo:border-left="0.06pt solid #3d3d3d" fo:border-right="none" fo:border-top="none" style:vertical-align="automatic"/>
      <style:paragraph-properties fo:text-align="center"/>
      <style:text-properties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2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4" fo:font-size="14pt" style:font-name-asian="Arial4" style:font-size-asian="14pt" style:font-name-complex="Arial4" style:font-size-complex="14pt"/>
    </style:style>
    <style:style style:name="ce12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2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134" style:family="table-cell" style:parent-style-name="Normal_20_2" style:data-style-name="N0">
      <style:table-cell-properties fo:border-bottom="0.06pt solid #3d3d3d" style:cell-protect="protected" style:print-content="true" style:text-align-source="fix" style:repeat-content="false" fo:background-color="transparent" fo:border-left="0.06pt solid #000000" fo:border-right="0.06pt solid #3d3d3d" fo:border-top="0.06pt solid #000000" style:vertical-align="automatic"/>
      <style:paragraph-properties fo:text-align="center"/>
      <style:text-properties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ce140" style:family="table-cell" style:parent-style-name="Normal_20_2" style:data-style-name="N4">
      <style:table-cell-properties fo:border-bottom="none" style:cell-protect="protected" style:print-content="true" fo:background-color="transparent" fo:border-left="0.06pt solid #000000" fo:border-right="0.06pt solid #3d3d3d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3d3d3d" fo:border-top="none" style:vertical-align="automatic"/>
      <style:text-properties style:font-name="Arial4" fo:font-size="10pt" style:font-name-asian="Arial4" style:font-size-asian="10pt" style:font-name-complex="Arial4" style:font-size-complex="10pt"/>
    </style:style>
    <style:style style:name="ce136" style:family="table-cell" style:parent-style-name="Normal_20_2" style:data-style-name="N4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3d3d3d" fo:border-top="0.06pt solid #3d3d3d" style:vertical-align="automatic"/>
      <style:paragraph-properties fo:text-align="center"/>
      <style:text-properties style:font-name="Arial4" fo:font-size="10pt" style:text-underline-style="solid" style:text-underline-width="auto" style:text-underline-color="font-color" fo:font-weight="bold" style:font-name-asian="Arial4" style:font-size-asian="10pt" style:font-weight-asian="bold" style:font-name-complex="Arial4" style:font-size-complex="10pt" style:font-weight-complex="bold"/>
    </style:style>
    <style:style style:name="ce141" style:family="table-cell" style:parent-style-name="Normal_20_2" style:data-style-name="N123">
      <style:table-cell-properties fo:border-bottom="0.06pt solid #3d3d3d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ce139" style:family="table-cell" style:parent-style-name="Normal_20_2" style:data-style-name="N124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Arial4" fo:font-size="10pt" style:font-name-asian="Arial4" style:font-size-asian="10pt" style:font-name-complex="Arial4" style:font-size-complex="10pt"/>
    </style:style>
    <style:style style:name="ce137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Arial4" fo:font-size="10pt" style:font-name-asian="Arial4" style:font-size-asian="10pt" style:font-name-complex="Arial4" style:font-size-complex="10pt"/>
    </style:style>
    <style:style style:name="ce135" style:family="table-cell" style:parent-style-name="Millares_20_2_20_2_20_2" style:data-style-name="N123">
      <style:table-cell-properties fo:border-bottom="0.06pt solid #000000" style:cell-protect="protected" style:print-content="true" fo:background-color="transparent" fo:border-left="0.06pt solid #3d3d3d" fo:border-right="0.06pt solid #000000" fo:border-top="0.06pt solid #3d3d3d" style:vertical-align="automatic"/>
      <style:text-properties style:font-name="Arial4" fo:font-size="10pt" fo:font-weight="bold" style:font-name-asian="Arial4" style:font-size-asian="10pt" style:font-weight-asian="bold" style:font-name-complex="Arial4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1009" table:default-cell-style-name="ce28"/>
        <table:table-column table:style-name="co10" table:default-cell-style-name="ce28"/>
        <table:table-column table:style-name="co11" table:number-columns-repeated="2" table:default-cell-style-name="ce28"/>
        <table:table-column table:style-name="co10" table:default-cell-style-name="ce28"/>
        <table:table-row table:style-name="ro1">
          <table:table-cell table:style-name="ce2" office:value-type="string" calcext:value-type="string">
            <text:p>Cliente:</text:p>
          </table:table-cell>
          <table:table-cell table:style-name="ce154" office:value-type="string" calcext:value-type="string" table:number-columns-spanned="7" table:number-rows-spanned="1">
            <text:p>VISACOM S.A</text:p>
          </table:table-cell>
          <table:covered-table-cell table:number-columns-repeated="6" table:style-name="ce9"/>
          <table:table-cell table:style-name="ce3" office:value-type="string" calcext:value-type="string">
            <text:p>P/T:</text:p>
          </table:table-cell>
          <table:table-cell table:style-name="ce132" office:value-type="float" office:value="7101" calcext:value-type="float" table:number-columns-spanned="2" table:number-rows-spanned="1">
            <text:p>7101</text:p>
          </table:table-cell>
          <table:covered-table-cell table:style-name="ce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154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9"/>
          <table:table-cell table:style-name="ce3" office:value-type="string" calcext:value-type="string">
            <text:p>Preparado por:</text:p>
          </table:table-cell>
          <table:table-cell table:style-name="ce54" office:value-type="string" calcext:value-type="string" table:number-columns-spanned="2" table:number-rows-spanned="1">
            <text:p>César León</text:p>
          </table:table-cell>
          <table:covered-table-cell table:style-name="ce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154" office:value-type="string" calcext:value-type="string" table:number-columns-spanned="7" table:number-rows-spanned="1">
            <text:p>Ventas e Ingresos</text:p>
          </table:table-cell>
          <table:covered-table-cell table:number-columns-repeated="6" table:style-name="ce9"/>
          <table:table-cell table:style-name="ce3" office:value-type="string" calcext:value-type="string">
            <text:p>Fecha:</text:p>
          </table:table-cell>
          <table:table-cell table:style-name="ce131" office:value-type="string" calcext:value-type="string" table:number-columns-spanned="2" table:number-rows-spanned="1">
            <text:p>15/01/2022</text:p>
          </table:table-cell>
          <table:covered-table-cell table:style-name="ce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154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9"/>
          <table:table-cell table:style-name="ce3" office:value-type="string" calcext:value-type="string">
            <text:p>Revisado por:</text:p>
          </table:table-cell>
          <table:table-cell table:style-name="ce131" office:value-type="string" calcext:value-type="string" table:number-columns-spanned="2" table:number-rows-spanned="1">
            <text:p>Carlos Almeida</text:p>
          </table:table-cell>
          <table:covered-table-cell table:style-name="ce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154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9"/>
          <table:table-cell table:style-name="ce3" office:value-type="string" calcext:value-type="string">
            <text:p>Fecha:</text:p>
          </table:table-cell>
          <table:table-cell table:style-name="ce53" table:number-columns-spanned="2" table:number-rows-spanned="1"/>
          <table:covered-table-cell table:style-name="ce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9" table:number-columns-spanned="11" table:number-rows-spanned="1"/>
          <table:covered-table-cell table:number-columns-repeated="10" table:style-name="ce9"/>
          <table:table-cell table:number-columns-repeated="1013"/>
        </table:table-row>
        <table:table-row table:style-name="ro3">
          <table:table-cell table:style-name="ce56" office:value-type="string" calcext:value-type="string" table:number-columns-spanned="1" table:number-rows-spanned="2">
            <text:p>Código</text:p>
          </table:table-cell>
          <table:table-cell table:style-name="ce57" office:value-type="string" calcext:value-type="string" table:number-columns-spanned="1" table:number-rows-spanned="2">
            <text:p>Cuenta</text:p>
          </table:table-cell>
          <table:table-cell table:style-name="ce57" office:value-type="string" calcext:value-type="string" table:number-columns-spanned="1" table:number-rows-spanned="2">
            <text:p>Referencia</text:p>
          </table:table-cell>
          <table:table-cell table:style-name="ce5" office:value-type="string" calcext:value-type="string">
            <text:p>Saldos contables al</text:p>
          </table:table-cell>
          <table:table-cell table:style-name="ce58" office:value-type="string" calcext:value-type="string" table:number-columns-spanned="2" table:number-rows-spanned="1">
            <text:p>Movimientos</text:p>
          </table:table-cell>
          <table:covered-table-cell table:style-name="ce9"/>
          <table:table-cell table:style-name="ce6" office:value-type="string" calcext:value-type="string">
            <text:p>Saldos auditados al</text:p>
          </table:table-cell>
          <table:table-cell table:style-name="ce56" office:value-type="string" calcext:value-type="string" table:number-columns-spanned="1" table:number-rows-spanned="2">
            <text:p>Código</text:p>
          </table:table-cell>
          <table:table-cell table:style-name="ce57" office:value-type="string" calcext:value-type="string" table:number-columns-spanned="1" table:number-rows-spanned="2">
            <text:p>Cuenta</text:p>
          </table:table-cell>
          <table:table-cell table:style-name="ce5" office:value-type="string" calcext:value-type="string">
            <text:p>Saldos auditados al</text:p>
          </table:table-cell>
          <table:table-cell table:style-name="ce213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221" table:number-columns-repeated="963"/>
        </table:table-row>
        <table:table-row table:style-name="ro2">
          <table:covered-table-cell table:number-columns-repeated="3" table:style-name="ce9"/>
          <table:table-cell table:style-name="ce8" office:value-type="date" office:date-value="2021-09-30" calcext:value-type="date">
            <text:p>30-sep-21</text:p>
          </table:table-cell>
          <table:table-cell table:style-name="ce8" office:value-type="string" calcext:value-type="string">
            <text:p>Débitos</text:p>
          </table:table-cell>
          <table:table-cell table:style-name="ce8" office:value-type="string" calcext:value-type="string">
            <text:p>Créditos</text:p>
          </table:table-cell>
          <table:table-cell table:style-name="ce8" office:value-type="date" office:date-value="2021-12-31" calcext:value-type="date">
            <text:p>31-dic-21</text:p>
          </table:table-cell>
          <table:covered-table-cell table:number-columns-repeated="2" table:style-name="ce9"/>
          <table:table-cell table:style-name="ce8" office:value-type="date" office:date-value="2020-12-31" calcext:value-type="date">
            <text:p>31-dic-20</text:p>
          </table:table-cell>
          <table:covered-table-cell table:style-name="ce9"/>
          <table:table-cell table:style-name="ce4" table:number-columns-repeated="50"/>
          <table:table-cell table:style-name="ce221" table:number-columns-repeated="963"/>
        </table:table-row>
        <table:table-row table:style-name="ro2">
          <table:table-cell table:style-name="ce145"/>
          <table:table-cell table:style-name="ce146"/>
          <table:table-cell table:style-name="ce181"/>
          <table:table-cell table:style-name="ce186"/>
          <table:table-cell table:style-name="ce197"/>
          <table:table-cell table:style-name="ce186"/>
          <table:table-cell table:style-name="ce12"/>
          <table:table-cell table:style-name="ce145"/>
          <table:table-cell table:style-name="ce146"/>
          <table:table-cell table:style-name="ce156"/>
          <table:table-cell table:style-name="ce214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7" office:value-type="string" calcext:value-type="string">
            <text:p>Ingresos por Actividades</text:p>
          </table:table-cell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7" office:value-type="string" calcext:value-type="string">
            <text:p>Ingresos por Actividades</text:p>
          </table:table-cell>
          <table:table-cell table:style-name="ce157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2.1" calcext:value-type="string">
            <text:p>4.1.2.1 </text:p>
          </table:table-cell>
          <table:table-cell table:style-name="ce143" office:value-type="string" calcext:value-type="string">
            <text:p>Servicios de Publicidad</text:p>
          </table:table-cell>
          <table:table-cell table:style-name="ce148"/>
          <table:table-cell table:style-name="ce17" office:value-type="float" office:value="205633.51" calcext:value-type="float">
            <text:p>205,634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43664.03" calcext:value-type="float">
            <text:p>43,664</text:p>
          </table:table-cell>
          <table:table-cell table:style-name="ce158" table:formula="of:=[.D11]-[.E11]+[.F11]" office:value-type="float" office:value="249297.54" calcext:value-type="float">
            <text:p>249,298</text:p>
          </table:table-cell>
          <table:table-cell table:style-name="ce144" office:value-type="string" office:string-value="4.1.2.1" calcext:value-type="string">
            <text:p>4.1.2.1 </text:p>
          </table:table-cell>
          <table:table-cell table:style-name="ce143" office:value-type="string" calcext:value-type="string">
            <text:p>Servicios de Publicidad</text:p>
          </table:table-cell>
          <table:table-cell table:style-name="ce158" office:value-type="float" office:value="1138629.87" calcext:value-type="float">
            <text:p>1,138,630</text:p>
          </table:table-cell>
          <table:table-cell table:style-name="ce215" table:formula="of:=+[.G11]-[.J11]" office:value-type="float" office:value="-889332.33" calcext:value-type="float">
            <text:p>(889,332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2.2" calcext:value-type="string">
            <text:p>4.1.2.2 </text:p>
          </table:table-cell>
          <table:table-cell table:style-name="ce142" office:value-type="string" calcext:value-type="string">
            <text:p>Comisión de Agencia</text:p>
          </table:table-cell>
          <table:table-cell table:style-name="ce148"/>
          <table:table-cell table:style-name="ce17" office:value-type="float" office:value="18667.98" calcext:value-type="float">
            <text:p>18,668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2047.45" calcext:value-type="float">
            <text:p>2,047</text:p>
          </table:table-cell>
          <table:table-cell table:style-name="ce158" table:formula="of:=[.D12]-[.E12]+[.F12]" office:value-type="float" office:value="20715.43" calcext:value-type="float">
            <text:p>20,715</text:p>
          </table:table-cell>
          <table:table-cell table:style-name="ce144" office:value-type="string" office:string-value="4.1.2.2" calcext:value-type="string">
            <text:p>4.1.2.2 </text:p>
          </table:table-cell>
          <table:table-cell table:style-name="ce142" office:value-type="string" calcext:value-type="string">
            <text:p>Comisión de Agencia</text:p>
          </table:table-cell>
          <table:table-cell table:style-name="ce158" office:value-type="float" office:value="113619.34" calcext:value-type="float">
            <text:p>113,619</text:p>
          </table:table-cell>
          <table:table-cell table:style-name="ce215" table:formula="of:=+[.G12]-[.J12]" office:value-type="float" office:value="-92903.91" calcext:value-type="float">
            <text:p>(92,904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2.3" calcext:value-type="string">
            <text:p>4.1.2.3 </text:p>
          </table:table-cell>
          <table:table-cell table:style-name="ce142" office:value-type="string" calcext:value-type="string">
            <text:p>Eventos, Tickets T.H.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13]-[.E13]+[.F13]" office:value-type="float" office:value="0" calcext:value-type="float">
            <text:p>0</text:p>
          </table:table-cell>
          <table:table-cell table:style-name="ce144" office:value-type="string" office:string-value="4.1.2.3" calcext:value-type="string">
            <text:p>4.1.2.3 </text:p>
          </table:table-cell>
          <table:table-cell table:style-name="ce142" office:value-type="string" calcext:value-type="string">
            <text:p>Eventos, Tickets T.H.</text:p>
          </table:table-cell>
          <table:table-cell table:style-name="ce158" office:value-type="float" office:value="0" calcext:value-type="float">
            <text:p>0</text:p>
          </table:table-cell>
          <table:table-cell table:style-name="ce215" table:formula="of:=+[.G13]-[.J13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2.4" calcext:value-type="string">
            <text:p>4.1.2.4 </text:p>
          </table:table-cell>
          <table:table-cell table:style-name="ce142" office:value-type="string" calcext:value-type="string">
            <text:p>Auspicios T.H.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14]-[.E14]+[.F14]" office:value-type="float" office:value="0" calcext:value-type="float">
            <text:p>0</text:p>
          </table:table-cell>
          <table:table-cell table:style-name="ce144" office:value-type="string" office:string-value="4.1.2.4" calcext:value-type="string">
            <text:p>4.1.2.4 </text:p>
          </table:table-cell>
          <table:table-cell table:style-name="ce142" office:value-type="string" calcext:value-type="string">
            <text:p>Auspicios T.H.</text:p>
          </table:table-cell>
          <table:table-cell table:style-name="ce158" office:value-type="float" office:value="0" calcext:value-type="float">
            <text:p>0</text:p>
          </table:table-cell>
          <table:table-cell table:style-name="ce215" table:formula="of:=+[.G14]-[.J1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4" calcext:value-type="string">
            <text:p>4.1.4 </text:p>
          </table:table-cell>
          <table:table-cell table:style-name="ce142" office:value-type="string" calcext:value-type="string">
            <text:p>Rebajas y/o Descuentos sobre Ventas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15]-[.E15]+[.F15]" office:value-type="float" office:value="0" calcext:value-type="float">
            <text:p>0</text:p>
          </table:table-cell>
          <table:table-cell table:style-name="ce144" office:value-type="string" office:string-value="4.1.4" calcext:value-type="string">
            <text:p>4.1.4 </text:p>
          </table:table-cell>
          <table:table-cell table:style-name="ce142" office:value-type="string" calcext:value-type="string">
            <text:p>Rebajas y/o Descuentos sobre Ventas</text:p>
          </table:table-cell>
          <table:table-cell table:style-name="ce158" office:value-type="float" office:value="0" calcext:value-type="float">
            <text:p>0</text:p>
          </table:table-cell>
          <table:table-cell table:style-name="ce215" table:formula="of:=+[.G15]-[.J1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8" table:number-columns-repeated="2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8"/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9" office:value-type="string" calcext:value-type="string">
            <text:p>Otros Ingresos por Actividades</text:p>
          </table:table-cell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9" office:value-type="string" calcext:value-type="string">
            <text:p>Otros Ingresos por Actividades</text:p>
          </table:table-cell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2.1" calcext:value-type="string">
            <text:p>4.2.1 </text:p>
          </table:table-cell>
          <table:table-cell table:style-name="ce142" office:value-type="string" calcext:value-type="string">
            <text:p>Otros Ingresos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18]-[.E18]+[.F18]" office:value-type="float" office:value="0" calcext:value-type="float">
            <text:p>0</text:p>
          </table:table-cell>
          <table:table-cell table:style-name="ce144" office:value-type="string" office:string-value="4.2.1" calcext:value-type="string">
            <text:p>4.2.1 </text:p>
          </table:table-cell>
          <table:table-cell table:style-name="ce142" office:value-type="string" calcext:value-type="string">
            <text:p>Otros Ingresos</text:p>
          </table:table-cell>
          <table:table-cell table:style-name="ce158" office:value-type="float" office:value="7430.99" calcext:value-type="float">
            <text:p>7,431</text:p>
          </table:table-cell>
          <table:table-cell table:style-name="ce215" table:formula="of:=+[.G18]-[.J18]" office:value-type="float" office:value="-7430.99" calcext:value-type="float">
            <text:p>(7,431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8" table:number-columns-repeated="2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8"/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9" office:value-type="string" calcext:value-type="string">
            <text:p>Ingresos Financieros</text:p>
          </table:table-cell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9" office:value-type="string" calcext:value-type="string">
            <text:p>Ingresos Financieros</text:p>
          </table:table-cell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3.2" calcext:value-type="string">
            <text:p>4.3.2 </text:p>
          </table:table-cell>
          <table:table-cell table:style-name="ce142" office:value-type="string" calcext:value-type="string">
            <text:p>Intereses Ganados cuenta Ahorro</text:p>
          </table:table-cell>
          <table:table-cell table:style-name="ce148"/>
          <table:table-cell table:style-name="ce17" office:value-type="float" office:value="348.46" calcext:value-type="float">
            <text:p>348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147.05" calcext:value-type="float">
            <text:p>147</text:p>
          </table:table-cell>
          <table:table-cell table:style-name="ce158" table:formula="of:=[.D21]-[.E21]+[.F21]" office:value-type="float" office:value="495.51" calcext:value-type="float">
            <text:p>496</text:p>
          </table:table-cell>
          <table:table-cell table:style-name="ce144" office:value-type="string" office:string-value="4.3.2" calcext:value-type="string">
            <text:p>4.3.2 </text:p>
          </table:table-cell>
          <table:table-cell table:style-name="ce142" office:value-type="string" calcext:value-type="string">
            <text:p>Intereses Ganados cuenta Ahorro</text:p>
          </table:table-cell>
          <table:table-cell table:style-name="ce158" office:value-type="float" office:value="45.37" calcext:value-type="float">
            <text:p>45</text:p>
          </table:table-cell>
          <table:table-cell table:style-name="ce215" table:formula="of:=+[.G21]-[.J21]" office:value-type="float" office:value="450.14" calcext:value-type="float">
            <text:p>45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8" table:number-columns-repeated="2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8"/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144"/>
          <table:table-cell table:style-name="ce150" office:value-type="string" calcext:value-type="string">
            <text:p>Ingresos de Actividades no Ordinarias</text:p>
          </table:table-cell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50" office:value-type="string" calcext:value-type="string">
            <text:p>Ingresos de Actividades no Ordinarias</text:p>
          </table:table-cell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4.3" calcext:value-type="string">
            <text:p>4.4.3 </text:p>
          </table:table-cell>
          <table:table-cell table:style-name="ce142" office:value-type="string" calcext:value-type="string">
            <text:p>Otros Ingresos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24]-[.E24]+[.F24]" office:value-type="float" office:value="0" calcext:value-type="float">
            <text:p>0</text:p>
          </table:table-cell>
          <table:table-cell table:style-name="ce144" office:value-type="string" office:string-value="4.4.3" calcext:value-type="string">
            <text:p>4.4.3 </text:p>
          </table:table-cell>
          <table:table-cell table:style-name="ce142" office:value-type="string" calcext:value-type="string">
            <text:p>Otros Ingresos</text:p>
          </table:table-cell>
          <table:table-cell table:style-name="ce158" office:value-type="float" office:value="0" calcext:value-type="float">
            <text:p>0</text:p>
          </table:table-cell>
          <table:table-cell table:style-name="ce215" table:formula="of:=+[.G24]-[.J2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"/>
          <table:table-cell table:style-name="ce15"/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"/>
          <table:table-cell table:style-name="ce15"/>
          <table:table-cell table:style-name="ce17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5">
          <table:table-cell table:style-name="ce21"/>
          <table:table-cell table:style-name="ce22" office:value-type="string" office:string-value="Total" calcext:value-type="string">
            <text:p><text:s/>Total </text:p>
          </table:table-cell>
          <table:table-cell table:style-name="ce22"/>
          <table:table-cell table:style-name="ce23" table:formula="of:=SUM([.D9:.D25])" office:value-type="float" office:value="224649.95" calcext:value-type="float">
            <text:p>224,650</text:p>
          </table:table-cell>
          <table:table-cell table:style-name="ce23" table:formula="of:=SUM([.E9:.E25])" office:value-type="float" office:value="0" calcext:value-type="float">
            <text:p>0</text:p>
          </table:table-cell>
          <table:table-cell table:style-name="ce23" table:formula="of:=SUM([.F9:.F25])" office:value-type="float" office:value="45858.53" calcext:value-type="float">
            <text:p>45,859</text:p>
          </table:table-cell>
          <table:table-cell table:style-name="ce23" table:formula="of:=SUM([.G9:.G25])" office:value-type="float" office:value="270508.48" calcext:value-type="float">
            <text:p>270,508</text:p>
          </table:table-cell>
          <table:table-cell table:style-name="ce24" table:number-columns-repeated="2"/>
          <table:table-cell table:style-name="ce23" table:formula="of:=SUM([.J9:.J25])" office:value-type="float" office:value="1259725.57" calcext:value-type="float">
            <text:p>1,259,726</text:p>
          </table:table-cell>
          <table:table-cell table:style-name="ce216" table:formula="of:=SUM([.K9:.K25])" office:value-type="float" office:value="-989217.09" calcext:value-type="float">
            <text:p>(989,217)</text:p>
          </table:table-cell>
          <table:table-cell table:style-name="ce26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9"/>
          <table:table-cell table:style-name="ce155" office:value-type="string" calcext:value-type="string" table:number-columns-spanned="1" table:number-rows-spanned="2">
            <text:p>Referencia</text:p>
          </table:table-cell>
          <table:table-cell table:style-name="ce30" office:value-type="string" calcext:value-type="string">
            <text:p>Saldo al</text:p>
          </table:table-cell>
          <table:table-cell table:style-name="ce31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32" office:value-type="string" calcext:value-type="string">
            <text:p>Nota a los estados financieros:</text:p>
          </table:table-cell>
          <table:covered-table-cell table:style-name="ce9"/>
          <table:table-cell table:style-name="ce33" office:value-type="date" office:date-value="2021-12-31" calcext:value-type="date">
            <text:p>31/12/2021</text:p>
          </table:table-cell>
          <table:table-cell table:style-name="ce34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35" table:number-columns-repeated="2"/>
          <table:table-cell table:style-name="ce36"/>
          <table:table-cell table:style-name="ce37"/>
          <table:table-cell table:number-columns-repeated="1019"/>
        </table:table-row>
        <table:table-row table:style-name="ro2">
          <table:table-cell/>
          <table:table-cell table:style-name="ce35" office:value-type="string" calcext:value-type="string">
            <text:p>Ventas e Ingresos</text:p>
          </table:table-cell>
          <table:table-cell table:style-name="ce35"/>
          <table:table-cell table:style-name="ce36"/>
          <table:table-cell table:style-name="ce37"/>
          <table:table-cell table:number-columns-repeated="1019"/>
        </table:table-row>
        <table:table-row table:style-name="ro2">
          <table:table-cell/>
          <table:table-cell table:style-name="ce153" office:value-type="string" calcext:value-type="string">
            <text:p>Ventas de Servicios</text:p>
          </table:table-cell>
          <table:table-cell table:style-name="ce35"/>
          <table:table-cell table:style-name="ce38" table:formula="of:=[.G11]" office:value-type="float" office:value="249297.54" calcext:value-type="float">
            <text:p>249,298</text:p>
          </table:table-cell>
          <table:table-cell table:style-name="ce38" table:formula="of:=[.J11]" office:value-type="float" office:value="1138629.87" calcext:value-type="float">
            <text:p>1,138,630</text:p>
          </table:table-cell>
          <table:table-cell table:number-columns-repeated="1019"/>
        </table:table-row>
        <table:table-row table:style-name="ro2">
          <table:table-cell/>
          <table:table-cell table:style-name="ce153" office:value-type="string" calcext:value-type="string">
            <text:p>Comisiones Ganadas</text:p>
          </table:table-cell>
          <table:table-cell table:style-name="ce35"/>
          <table:table-cell table:style-name="ce38" table:formula="of:=[.G12]" office:value-type="float" office:value="20715.43" calcext:value-type="float">
            <text:p>20,715</text:p>
          </table:table-cell>
          <table:table-cell table:style-name="ce38" table:formula="of:=[.J12]" office:value-type="float" office:value="113619.34" calcext:value-type="float">
            <text:p>113,619</text:p>
          </table:table-cell>
          <table:table-cell table:number-columns-repeated="1019"/>
        </table:table-row>
        <table:table-row table:style-name="ro2">
          <table:table-cell/>
          <table:table-cell table:style-name="ce41" office:value-type="string" calcext:value-type="string">
            <text:p>Sub-Total</text:p>
          </table:table-cell>
          <table:table-cell table:style-name="ce39"/>
          <table:table-cell table:style-name="ce194" table:formula="of:=SUM([.D32:.D33])" office:value-type="float" office:value="270012.97" calcext:value-type="float">
            <text:p>270,013</text:p>
          </table:table-cell>
          <table:table-cell table:style-name="ce194" table:formula="of:=SUM([.E32:.E33])" office:value-type="float" office:value="1252249.21" calcext:value-type="float">
            <text:p>1,252,249</text:p>
          </table:table-cell>
          <table:table-cell table:number-columns-repeated="1019"/>
        </table:table-row>
        <table:table-row table:style-name="ro2">
          <table:table-cell/>
          <table:table-cell table:style-name="ce39" table:number-columns-repeated="2"/>
          <table:table-cell table:style-name="ce193" table:number-columns-repeated="2"/>
          <table:table-cell table:number-columns-repeated="1019"/>
        </table:table-row>
        <table:table-row table:style-name="ro2">
          <table:table-cell/>
          <table:table-cell table:style-name="ce39" office:value-type="string" calcext:value-type="string">
            <text:p>Ingresos Financieros</text:p>
          </table:table-cell>
          <table:table-cell table:style-name="ce39"/>
          <table:table-cell table:style-name="ce193" table:formula="of:=[.G21]" office:value-type="float" office:value="495.51" calcext:value-type="float">
            <text:p>496</text:p>
          </table:table-cell>
          <table:table-cell table:style-name="ce193" table:formula="of:=[.J21]" office:value-type="float" office:value="45.37" calcext:value-type="float">
            <text:p>45</text:p>
          </table:table-cell>
          <table:table-cell table:number-columns-repeated="1019"/>
        </table:table-row>
        <table:table-row table:style-name="ro2">
          <table:table-cell/>
          <table:table-cell table:style-name="ce165" office:value-type="string" calcext:value-type="string">
            <text:p>Ingresos por Eventos Propios</text:p>
          </table:table-cell>
          <table:table-cell table:style-name="ce39"/>
          <table:table-cell table:style-name="ce193" table:formula="of:=SUM([.G17:.G19])" office:value-type="float" office:value="0" calcext:value-type="float">
            <text:p>0</text:p>
          </table:table-cell>
          <table:table-cell table:style-name="ce193" table:formula="of:=SUM([.J17:.J19])" office:value-type="float" office:value="7430.99" calcext:value-type="float">
            <text:p>7,431</text:p>
          </table:table-cell>
          <table:table-cell table:number-columns-repeated="1019"/>
        </table:table-row>
        <table:table-row table:style-name="ro2">
          <table:table-cell/>
          <table:table-cell table:style-name="ce39" office:value-type="string" calcext:value-type="string">
            <text:p>Ingresos por actividades no ordinarias</text:p>
          </table:table-cell>
          <table:table-cell table:style-name="ce39"/>
          <table:table-cell table:style-name="ce193" table:formula="of:=[.G24]" office:value-type="float" office:value="0" calcext:value-type="float">
            <text:p>0</text:p>
          </table:table-cell>
          <table:table-cell table:style-name="ce193" table:formula="of:=[.J2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9" table:number-columns-repeated="2"/>
          <table:table-cell table:style-name="ce195" table:number-columns-repeated="2"/>
          <table:table-cell table:number-columns-repeated="1019"/>
        </table:table-row>
        <table:table-row table:style-name="ro2">
          <table:table-cell/>
          <table:table-cell table:style-name="ce44" office:value-type="string" calcext:value-type="string">
            <text:p>Total</text:p>
          </table:table-cell>
          <table:table-cell table:style-name="ce45"/>
          <table:table-cell table:style-name="ce23" table:formula="of:=SUM([.D34:.D39])" office:value-type="float" office:value="270508.48" calcext:value-type="float">
            <text:p>270,508</text:p>
          </table:table-cell>
          <table:table-cell table:style-name="ce23" table:formula="of:=SUM([.E34:.E39])" office:value-type="float" office:value="1259725.57" calcext:value-type="float">
            <text:p>1,259,7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Fuente:</text:p>
          </table:table-cell>
          <table:table-cell table:style-name="ce47" table:number-columns-repeated="9"/>
          <table:table-cell table:style-name="ce48"/>
          <table:table-cell table:number-columns-repeated="1013"/>
        </table:table-row>
        <table:table-row table:style-name="ro2">
          <table:table-cell table:style-name="ce49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50"/>
          <table:table-cell table:number-columns-repeated="1013"/>
        </table:table-row>
        <table:table-row table:style-name="ro2">
          <table:table-cell table:style-name="ce49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50"/>
          <table:table-cell table:number-columns-repeated="1013"/>
        </table:table-row>
        <table:table-row table:style-name="ro2">
          <table:table-cell table:style-name="ce49"/>
          <table:table-cell table:number-columns-repeated="9"/>
          <table:table-cell table:style-name="ce50"/>
          <table:table-cell table:number-columns-repeated="1013"/>
        </table:table-row>
        <table:table-row table:style-name="ro2">
          <table:table-cell table:style-name="ce51" office:value-type="string" calcext:value-type="string">
            <text:p>Trabajo realizado:</text:p>
          </table:table-cell>
          <table:table-cell table:number-columns-repeated="9"/>
          <table:table-cell table:style-name="ce50"/>
          <table:table-cell table:number-columns-repeated="1013"/>
        </table:table-row>
        <table:table-row table:style-name="ro2" table:number-rows-repeated="3">
          <table:table-cell table:style-name="ce49"/>
          <table:table-cell table:number-columns-repeated="9"/>
          <table:table-cell table:style-name="ce50"/>
          <table:table-cell table:number-columns-repeated="1013"/>
        </table:table-row>
        <table:table-row table:style-name="ro2">
          <table:table-cell table:style-name="ce51" office:value-type="string" calcext:value-type="string">
            <text:p>Conclusiones:</text:p>
          </table:table-cell>
          <table:table-cell table:number-columns-repeated="9"/>
          <table:table-cell table:style-name="ce50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50"/>
          <table:table-cell table:number-columns-repeated="1013"/>
        </table:table-row>
        <table:table-row table:style-name="ro2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ueba_de_Ventas" table:style-name="ta2">
        <table:table-column table:style-name="co12" table:default-cell-style-name="ce1"/>
        <table:table-column table:style-name="co11" table:default-cell-style-name="ce1"/>
        <table:table-column table:style-name="co13" table:number-columns-repeated="2" table:default-cell-style-name="ce62"/>
        <table:table-column table:style-name="co14" table:default-cell-style-name="ce62"/>
        <table:table-column table:style-name="co13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3" table:default-cell-style-name="ce62"/>
        <table:table-column table:style-name="co11" table:number-columns-repeated="6" table:default-cell-style-name="ce1"/>
        <table:table-column table:style-name="co18" table:default-cell-style-name="ce63"/>
        <table:table-column table:style-name="co11" table:number-columns-repeated="1006" table:default-cell-style-name="ce1"/>
        <table:table-column table:style-name="co10" table:default-cell-style-name="ce1"/>
        <table:table-row table:style-name="ro2">
          <table:table-cell/>
          <table:table-cell table:style-name="ce60" office:value-type="string" calcext:value-type="string">
            <text:p>VISACOM S.A.</text:p>
          </table:table-cell>
          <table:table-cell table:style-name="ce61" table:number-columns-repeated="2"/>
          <table:table-cell table:number-columns-repeated="1020"/>
        </table:table-row>
        <table:table-row table:style-name="ro2">
          <table:table-cell/>
          <table:table-cell table:style-name="ce64" office:value-type="string" calcext:value-type="string">
            <text:p>PRUEBA DE VENTAS</text:p>
          </table:table-cell>
          <table:table-cell table:style-name="ce65" table:number-columns-repeated="2"/>
          <table:table-cell table:number-columns-repeated="1020"/>
        </table:table-row>
        <table:table-row table:style-name="ro2">
          <table:table-cell/>
          <table:table-cell table:style-name="ce64" office:value-type="string" calcext:value-type="string">
            <text:p>Al 31 de diciembre del 2021 (Importes en US dolares)</text:p>
          </table:table-cell>
          <table:table-cell table:style-name="ce65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6" office:value-type="string" calcext:value-type="string">
            <text:p>Total</text:p>
          </table:table-cell>
          <table:table-cell table:style-name="ce67" office:value-type="string" calcext:value-type="string">
            <text:p>Total</text:p>
          </table:table-cell>
          <table:table-cell table:style-name="ce66" office:value-type="string" calcext:value-type="string">
            <text:p>Mayor</text:p>
          </table:table-cell>
          <table:table-cell table:style-name="ce66" office:value-type="string" calcext:value-type="string">
            <text:p>Declaraciones</text:p>
          </table:table-cell>
          <table:table-cell table:style-name="ce68"/>
          <table:table-cell/>
          <table:table-cell table:style-name="ce69" office:value-type="string" calcext:value-type="string">
            <text:p>Reportes</text:p>
          </table:table-cell>
          <table:table-cell table:style-name="ce68"/>
          <table:table-cell/>
          <table:table-cell table:style-name="ce70" office:value-type="string" calcext:value-type="string">
            <text:p>CONCILIACION CON DEPOSITOS EN BANCOS:</text:p>
          </table:table-cell>
          <table:table-cell table:style-name="ce71" table:number-columns-repeated="4"/>
          <table:table-cell table:style-name="ce72" office:value-type="string" calcext:value-type="string">
            <text:p>US$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73" office:value-type="string" calcext:value-type="string">
            <text:p>Ventas</text:p>
          </table:table-cell>
          <table:table-cell table:style-name="ce74" office:value-type="string" calcext:value-type="string">
            <text:p>Descuentos</text:p>
          </table:table-cell>
          <table:table-cell table:style-name="ce73" office:value-type="string" calcext:value-type="string">
            <text:p>general</text:p>
          </table:table-cell>
          <table:table-cell table:style-name="ce73" office:value-type="string" calcext:value-type="string">
            <text:p>de IVA</text:p>
          </table:table-cell>
          <table:table-cell table:style-name="ce75" office:value-type="string" calcext:value-type="string">
            <text:p>Diferencia</text:p>
          </table:table-cell>
          <table:table-cell/>
          <table:table-cell table:style-name="ce76" office:value-type="string" calcext:value-type="string">
            <text:p>de ventas</text:p>
          </table:table-cell>
          <table:table-cell table:style-name="ce75" office:value-type="string" calcext:value-type="string">
            <text:p>Diferencia</text:p>
          </table:table-cell>
          <table:table-cell/>
          <table:table-cell table:style-name="ce77"/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 table:number-columns-repeated="2"/>
          <table:table-cell table:style-name="ce79" table:number-columns-repeated="2"/>
          <table:table-cell table:style-name="ce80" table:number-columns-repeated="2"/>
          <table:table-cell table:style-name="ce79" table:number-columns-repeated="2"/>
          <table:table-cell table:style-name="ce80"/>
          <table:table-cell table:style-name="ce79"/>
          <table:table-cell/>
          <table:table-cell table:style-name="ce77" office:value-type="string" calcext:value-type="string">
            <text:p>Saldo inicial de clientes en-20</text:p>
          </table:table-cell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Enero</text:p>
          </table:table-cell>
          <table:table-cell table:style-name="ce82" office:value-type="float" office:value="5414.69" calcext:value-type="float">
            <text:p>5,414.69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8]-[.D8]" office:value-type="float" office:value="5414.69" calcext:value-type="float">
            <text:p>5,414.69</text:p>
          </table:table-cell>
          <table:table-cell table:style-name="ce83" office:value-type="float" office:value="5414.69" calcext:value-type="float">
            <text:p>5,414.69</text:p>
          </table:table-cell>
          <table:table-cell table:style-name="ce83" table:formula="of:=[.E8]-[.F8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5414.69" calcext:value-type="float">
            <text:p>5,414.69</text:p>
          </table:table-cell>
          <table:table-cell table:style-name="ce83" table:formula="of:=[.E8]-[.I8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Mas Ventas netas</text:p>
          </table:table-cell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Febrero</text:p>
          </table:table-cell>
          <table:table-cell table:style-name="ce82" office:value-type="float" office:value="128621.18" calcext:value-type="float">
            <text:p>128,621.18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9]-[.D9]" office:value-type="float" office:value="128621.18" calcext:value-type="float">
            <text:p>128,621.18</text:p>
          </table:table-cell>
          <table:table-cell table:style-name="ce83" office:value-type="float" office:value="128621.18" calcext:value-type="float">
            <text:p>128,621.18</text:p>
          </table:table-cell>
          <table:table-cell table:style-name="ce83" table:formula="of:=[.E9]-[.F9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128621.18" calcext:value-type="float">
            <text:p>128,621.18</text:p>
          </table:table-cell>
          <table:table-cell table:style-name="ce83" table:formula="of:=[.E9]-[.I9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Menos saldo final de clientes oct-20</text:p>
          </table:table-cell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Marzo</text:p>
          </table:table-cell>
          <table:table-cell table:style-name="ce82" office:value-type="float" office:value="16528.59" calcext:value-type="float">
            <text:p>16,528.59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0]-[.D10]" office:value-type="float" office:value="16528.59" calcext:value-type="float">
            <text:p>16,528.59</text:p>
          </table:table-cell>
          <table:table-cell table:style-name="ce83" office:value-type="float" office:value="16528.59" calcext:value-type="float">
            <text:p>16,528.59</text:p>
          </table:table-cell>
          <table:table-cell table:style-name="ce83" table:formula="of:=[.E10]-[.F10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16528.59" calcext:value-type="float">
            <text:p>16,528.59</text:p>
          </table:table-cell>
          <table:table-cell table:style-name="ce83" table:formula="of:=[.E10]-[.I10]" office:value-type="float" office:value="0" calcext:value-type="float">
            <text:p>0.00</text:p>
          </table:table-cell>
          <table:table-cell/>
          <table:table-cell table:style-name="ce77"/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Abril</text:p>
          </table:table-cell>
          <table:table-cell table:style-name="ce82" office:value-type="float" office:value="27783.9" calcext:value-type="float">
            <text:p>27,783.90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1]-[.D11]" office:value-type="float" office:value="27783.9" calcext:value-type="float">
            <text:p>27,783.90</text:p>
          </table:table-cell>
          <table:table-cell table:style-name="ce83" office:value-type="float" office:value="27783.9" calcext:value-type="float">
            <text:p>27,783.90</text:p>
          </table:table-cell>
          <table:table-cell table:style-name="ce83" table:formula="of:=[.E11]-[.F11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27783.9" calcext:value-type="float">
            <text:p>27,783.90</text:p>
          </table:table-cell>
          <table:table-cell table:style-name="ce83" table:formula="of:=[.E11]-[.I11]" office:value-type="float" office:value="0" calcext:value-type="float">
            <text:p>0.00</text:p>
          </table:table-cell>
          <table:table-cell/>
          <table:table-cell table:style-name="ce70" office:value-type="string" calcext:value-type="string">
            <text:p>Cobranzas de enero a octubre 2020</text:p>
          </table:table-cell>
          <table:table-cell table:style-name="ce71" table:number-columns-repeated="3"/>
          <table:table-cell table:style-name="ce85"/>
          <table:table-cell table:style-name="ce86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Mayo</text:p>
          </table:table-cell>
          <table:table-cell table:style-name="ce82" office:value-type="float" office:value="1341.39" calcext:value-type="float">
            <text:p>1,341.39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2]-[.D12]" office:value-type="float" office:value="1341.39" calcext:value-type="float">
            <text:p>1,341.39</text:p>
          </table:table-cell>
          <table:table-cell table:style-name="ce83" office:value-type="float" office:value="1341.39" calcext:value-type="float">
            <text:p>1,341.39</text:p>
          </table:table-cell>
          <table:table-cell table:style-name="ce83" table:formula="of:=[.E12]-[.F12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1341.39" calcext:value-type="float">
            <text:p>1,341.39</text:p>
          </table:table-cell>
          <table:table-cell table:style-name="ce83" table:formula="of:=[.E12]-[.I12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Depósitos según reportes de Servicio al Cliente</text:p>
          </table:table-cell>
          <table:table-cell table:number-columns-repeated="3"/>
          <table:table-cell table:style-name="ce87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Junio</text:p>
          </table:table-cell>
          <table:table-cell table:style-name="ce82" office:value-type="float" office:value="26083.43" calcext:value-type="float">
            <text:p>26,083.43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3]-[.D13]" office:value-type="float" office:value="26083.43" calcext:value-type="float">
            <text:p>26,083.43</text:p>
          </table:table-cell>
          <table:table-cell table:style-name="ce83" office:value-type="float" office:value="26083.43" calcext:value-type="float">
            <text:p>26,083.43</text:p>
          </table:table-cell>
          <table:table-cell table:style-name="ce83" table:formula="of:=[.E13]-[.F13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26083.43" calcext:value-type="float">
            <text:p>26,083.43</text:p>
          </table:table-cell>
          <table:table-cell table:style-name="ce83" table:formula="of:=[.E13]-[.I13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Pagos realizados por Telconet</text:p>
          </table:table-cell>
          <table:table-cell table:number-columns-repeated="3"/>
          <table:table-cell table:style-name="ce87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Julio</text:p>
          </table:table-cell>
          <table:table-cell table:style-name="ce82" office:value-type="float" office:value="8414.38" calcext:value-type="float">
            <text:p>8,414.38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4]-[.D14]" office:value-type="float" office:value="8414.38" calcext:value-type="float">
            <text:p>8,414.38</text:p>
          </table:table-cell>
          <table:table-cell table:style-name="ce83" office:value-type="float" office:value="8414.38" calcext:value-type="float">
            <text:p>8,414.38</text:p>
          </table:table-cell>
          <table:table-cell table:style-name="ce83" table:formula="of:=[.E14]-[.F14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8414.38" calcext:value-type="float">
            <text:p>8,414.38</text:p>
          </table:table-cell>
          <table:table-cell table:style-name="ce83" table:formula="of:=[.E14]-[.I14]" office:value-type="float" office:value="0" calcext:value-type="float">
            <text:p>0.00</text:p>
          </table:table-cell>
          <table:table-cell/>
          <table:table-cell table:style-name="ce88"/>
          <table:table-cell table:style-name="ce89" table:number-columns-repeated="3"/>
          <table:table-cell table:style-name="ce90"/>
          <table:table-cell table:style-name="ce91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Agosto</text:p>
          </table:table-cell>
          <table:table-cell table:style-name="ce82" office:value-type="float" office:value="5336.48" calcext:value-type="float">
            <text:p>5,336.48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5]-[.D15]" office:value-type="float" office:value="5336.48" calcext:value-type="float">
            <text:p>5,336.48</text:p>
          </table:table-cell>
          <table:table-cell table:style-name="ce83" office:value-type="float" office:value="5336.48" calcext:value-type="float">
            <text:p>5,336.48</text:p>
          </table:table-cell>
          <table:table-cell table:style-name="ce83" table:formula="of:=[.E15]-[.F15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5336.48" calcext:value-type="float">
            <text:p>5,336.48</text:p>
          </table:table-cell>
          <table:table-cell table:style-name="ce83" table:formula="of:=[.E15]-[.I15]" office:value-type="float" office:value="0" calcext:value-type="float">
            <text:p>0.00</text:p>
          </table:table-cell>
          <table:table-cell/>
          <table:table-cell table:style-name="ce92" office:value-type="string" calcext:value-type="string">
            <text:p>Diferencia</text:p>
          </table:table-cell>
          <table:table-cell table:style-name="ce93"/>
          <table:table-cell table:style-name="ce94" table:number-columns-repeated="3"/>
          <table:table-cell table:style-name="ce95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Septiembre</text:p>
          </table:table-cell>
          <table:table-cell table:style-name="ce82" office:value-type="float" office:value="4777.45" calcext:value-type="float">
            <text:p>4,777.45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6]-[.D16]" office:value-type="float" office:value="4777.45" calcext:value-type="float">
            <text:p>4,777.45</text:p>
          </table:table-cell>
          <table:table-cell table:style-name="ce83" office:value-type="float" office:value="4777.45" calcext:value-type="float">
            <text:p>4,777.45</text:p>
          </table:table-cell>
          <table:table-cell table:style-name="ce83" table:formula="of:=[.E16]-[.F16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4777.45" calcext:value-type="float">
            <text:p>4,777.45</text:p>
          </table:table-cell>
          <table:table-cell table:style-name="ce83" table:formula="of:=[.E16]-[.I16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81" office:value-type="string" calcext:value-type="string">
            <text:p>Octubre</text:p>
          </table:table-cell>
          <table:table-cell table:style-name="ce82" table:number-columns-repeated="2"/>
          <table:table-cell table:style-name="ce83" table:number-columns-repeated="2"/>
          <table:table-cell table:style-name="ce83" table:formula="of:=[.E17]-[.F17]" office:value-type="float" office:value="0" calcext:value-type="float">
            <text:p>0.00</text:p>
          </table:table-cell>
          <table:table-cell table:style-name="ce84"/>
          <table:table-cell table:style-name="ce83"/>
          <table:table-cell table:style-name="ce83" table:formula="of:=[.E17]-[.I1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81" office:value-type="string" calcext:value-type="string">
            <text:p>Noviembre</text:p>
          </table:table-cell>
          <table:table-cell table:style-name="ce82" table:number-columns-repeated="2"/>
          <table:table-cell table:style-name="ce83" table:number-columns-repeated="3"/>
          <table:table-cell table:style-name="ce84"/>
          <table:table-cell table:style-name="ce83" table:number-columns-repeated="2"/>
          <table:table-cell table:number-columns-repeated="1014"/>
        </table:table-row>
        <table:table-row table:style-name="ro2">
          <table:table-cell/>
          <table:table-cell table:style-name="ce81" office:value-type="string" calcext:value-type="string">
            <text:p>Diciembre</text:p>
          </table:table-cell>
          <table:table-cell table:style-name="ce82" table:number-columns-repeated="2"/>
          <table:table-cell table:style-name="ce83" table:number-columns-repeated="3"/>
          <table:table-cell table:style-name="ce84"/>
          <table:table-cell table:style-name="ce83" table:number-columns-repeated="2"/>
          <table:table-cell table:number-columns-repeated="1014"/>
        </table:table-row>
        <table:table-row table:style-name="ro2">
          <table:table-cell/>
          <table:table-cell table:style-name="ce81"/>
          <table:table-cell table:style-name="ce96" table:number-columns-repeated="2"/>
          <table:table-cell table:style-name="ce97" table:number-columns-repeated="3"/>
          <table:table-cell table:style-name="ce98"/>
          <table:table-cell table:style-name="ce97" table:number-columns-repeated="2"/>
          <table:table-cell table:number-columns-repeated="1014"/>
        </table:table-row>
        <table:table-row table:style-name="ro2">
          <table:table-cell/>
          <table:table-cell table:style-name="ce81" office:value-type="string" calcext:value-type="string">
            <text:p>TOTAL</text:p>
          </table:table-cell>
          <table:table-cell table:style-name="ce95" table:formula="of:=SUM([.C8:.C17])" office:value-type="float" office:value="224301.49" calcext:value-type="float">
            <text:p>224,301</text:p>
          </table:table-cell>
          <table:table-cell table:style-name="ce99" table:formula="of:=SUM([.D8:.D17])" office:value-type="float" office:value="0" calcext:value-type="float">
            <text:p>0</text:p>
          </table:table-cell>
          <table:table-cell table:style-name="ce100" table:formula="of:=SUM([.E8:.E17])" office:value-type="float" office:value="224301.49" calcext:value-type="float">
            <text:p>224,301</text:p>
          </table:table-cell>
          <table:table-cell table:style-name="ce100" table:formula="of:=SUM([.F8:.F17])" office:value-type="float" office:value="224301.49" calcext:value-type="float">
            <text:p>224,301</text:p>
          </table:table-cell>
          <table:table-cell table:style-name="ce100" table:formula="of:=SUM([.G8:.G17])" office:value-type="float" office:value="0" calcext:value-type="float">
            <text:p>0</text:p>
          </table:table-cell>
          <table:table-cell table:style-name="ce63"/>
          <table:table-cell table:style-name="ce101" table:formula="of:=SUM([.I8:.I17])" office:value-type="float" office:value="224301.49" calcext:value-type="float">
            <text:p>224,301</text:p>
          </table:table-cell>
          <table:table-cell table:style-name="ce101" table:formula="of:=SUM([.J8:.J17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02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as_Mensuales" table:style-name="ta2">
        <table:table-column table:style-name="co19" table:default-cell-style-name="ce1"/>
        <table:table-column table:style-name="co20" table:number-columns-repeated="10" table:default-cell-style-name="ce1"/>
        <table:table-column table:style-name="co5" table:default-cell-style-name="ce1"/>
        <table:table-column table:style-name="co21" table:number-columns-repeated="1011" table:default-cell-style-name="ce1"/>
        <table:table-column table:style-name="co10" table:default-cell-style-name="ce1"/>
        <table:table-row table:style-name="ro2">
          <table:table-cell table:style-name="ce103" office:value-type="string" calcext:value-type="string">
            <text:p>VISACOM S.A.</text:p>
          </table:table-cell>
          <table:table-cell table:style-name="ce104" table:number-columns-repeated="9"/>
          <table:table-cell table:number-columns-repeated="1014"/>
        </table:table-row>
        <table:table-row table:style-name="ro2">
          <table:table-cell table:style-name="ce105" office:value-type="string" calcext:value-type="string">
            <text:p>VENTAS MENSUALES 2021</text:p>
          </table:table-cell>
          <table:table-cell table:style-name="ce104" table:number-columns-repeated="9"/>
          <table:table-cell table:number-columns-repeated="1014"/>
        </table:table-row>
        <table:table-row table:style-name="ro2">
          <table:table-cell table:style-name="ce106" office:value-type="string" calcext:value-type="string">
            <text:p>US$ DOLARES</text:p>
          </table:table-cell>
          <table:table-cell table:style-name="ce104" table:number-columns-repeated="9"/>
          <table:table-cell table:number-columns-repeated="1014"/>
        </table:table-row>
        <table:table-row table:style-name="ro2">
          <table:table-cell table:style-name="ce107"/>
          <table:table-cell table:style-name="ce108" office:value-type="string" calcext:value-type="string">
            <text:p>ene</text:p>
          </table:table-cell>
          <table:table-cell table:style-name="ce108" office:value-type="string" calcext:value-type="string">
            <text:p>feb</text:p>
          </table:table-cell>
          <table:table-cell table:style-name="ce108" office:value-type="string" calcext:value-type="string">
            <text:p>mar</text:p>
          </table:table-cell>
          <table:table-cell table:style-name="ce108" office:value-type="string" calcext:value-type="string">
            <text:p>abr</text:p>
          </table:table-cell>
          <table:table-cell table:style-name="ce108" office:value-type="string" calcext:value-type="string">
            <text:p>may</text:p>
          </table:table-cell>
          <table:table-cell table:style-name="ce108" office:value-type="string" calcext:value-type="string">
            <text:p>jun</text:p>
          </table:table-cell>
          <table:table-cell table:style-name="ce108" office:value-type="string" calcext:value-type="string">
            <text:p>jul</text:p>
          </table:table-cell>
          <table:table-cell table:style-name="ce108" office:value-type="string" calcext:value-type="string">
            <text:p>ago</text:p>
          </table:table-cell>
          <table:table-cell table:style-name="ce108" office:value-type="string" calcext:value-type="string">
            <text:p>sep</text:p>
          </table:table-cell>
          <table:table-cell table:style-name="ce108" office:value-type="string" calcext:value-type="string">
            <text:p>Total</text:p>
          </table:table-cell>
          <table:table-cell table:style-name="ce108" office:value-type="string" calcext:value-type="string">
            <text:p>%</text:p>
          </table:table-cell>
          <table:table-cell table:number-columns-repeated="1012"/>
        </table:table-row>
        <table:table-row table:style-name="ro2">
          <table:table-cell table:style-name="ce109" office:value-type="string" calcext:value-type="string">
            <text:p>DINADEC S.A.</text:p>
          </table:table-cell>
          <table:table-cell table:style-name="ce110" office:value-type="float" office:value="2144" calcext:value-type="float">
            <text:p>2,144.00</text:p>
          </table:table-cell>
          <table:table-cell table:style-name="ce110" office:value-type="float" office:value="119911" calcext:value-type="float">
            <text:p>119,911.00</text:p>
          </table:table-cell>
          <table:table-cell table:style-name="ce110" table:number-columns-repeated="3"/>
          <table:table-cell table:style-name="ce110" office:value-type="float" office:value="4697" calcext:value-type="float">
            <text:p>4,697.00</text:p>
          </table:table-cell>
          <table:table-cell table:style-name="ce110" office:value-type="float" office:value="605" calcext:value-type="float">
            <text:p>605.00</text:p>
          </table:table-cell>
          <table:table-cell table:style-name="ce110"/>
          <table:table-cell table:style-name="ce110" office:value-type="float" office:value="1210" calcext:value-type="float">
            <text:p>1,210.00</text:p>
          </table:table-cell>
          <table:table-cell table:style-name="ce110" table:formula="of:=SUM([.B5:.J5])" office:value-type="float" office:value="128567" calcext:value-type="float">
            <text:p>128,567.00</text:p>
          </table:table-cell>
          <table:table-cell table:style-name="ce111" table:formula="of:=+[.K5]/[.$K$12]*100" office:value-type="float" office:value="57.3188345739478" calcext:value-type="float">
            <text:p>57.3</text:p>
          </table:table-cell>
          <table:table-cell table:number-columns-repeated="1012"/>
        </table:table-row>
        <table:table-row table:style-name="ro7">
          <table:table-cell table:style-name="ce109" office:value-type="string" calcext:value-type="string">
            <text:p>MC CANN ERICKSON ECUADOR PUBLICIDAD S.A. <text:s text:c="4"/></text:p>
          </table:table-cell>
          <table:table-cell table:style-name="ce110" office:value-type="float" office:value="1297.18" calcext:value-type="float">
            <text:p>1,297.18</text:p>
          </table:table-cell>
          <table:table-cell table:style-name="ce110" table:number-columns-repeated="8"/>
          <table:table-cell table:style-name="ce110" table:formula="of:=SUM([.B6:.J6])" office:value-type="float" office:value="1297.18" calcext:value-type="float">
            <text:p>1,297.18</text:p>
          </table:table-cell>
          <table:table-cell table:style-name="ce111" table:formula="of:=+[.K6]/[.$K$12]*100" office:value-type="float" office:value="0.578319831936917" calcext:value-type="float">
            <text:p>0.6</text:p>
          </table:table-cell>
          <table:table-cell table:number-columns-repeated="1012"/>
        </table:table-row>
        <table:table-row table:style-name="ro7">
          <table:table-cell table:style-name="ce109" office:value-type="string" calcext:value-type="string">
            <text:p>LA FABRIL S.A.</text:p>
          </table:table-cell>
          <table:table-cell table:style-name="ce110" office:value-type="float" office:value="1870.51" calcext:value-type="float">
            <text:p>1,870.51</text:p>
          </table:table-cell>
          <table:table-cell table:style-name="ce110" office:value-type="float" office:value="8710.18" calcext:value-type="float">
            <text:p>8,710.18</text:p>
          </table:table-cell>
          <table:table-cell table:style-name="ce110" office:value-type="float" office:value="4723.79" calcext:value-type="float">
            <text:p>4,723.79</text:p>
          </table:table-cell>
          <table:table-cell table:style-name="ce110" office:value-type="float" office:value="8919.74" calcext:value-type="float">
            <text:p>8,919.74</text:p>
          </table:table-cell>
          <table:table-cell table:style-name="ce110" office:value-type="float" office:value="378.4" calcext:value-type="float">
            <text:p>378.40</text:p>
          </table:table-cell>
          <table:table-cell table:style-name="ce110" office:value-type="float" office:value="2184.23" calcext:value-type="float">
            <text:p>2,184.23</text:p>
          </table:table-cell>
          <table:table-cell table:style-name="ce110" office:value-type="float" office:value="3609.38" calcext:value-type="float">
            <text:p>3,609.38</text:p>
          </table:table-cell>
          <table:table-cell table:style-name="ce110" office:value-type="float" office:value="1861.04" calcext:value-type="float">
            <text:p>1,861.04</text:p>
          </table:table-cell>
          <table:table-cell table:style-name="ce110" office:value-type="float" office:value="654.5" calcext:value-type="float">
            <text:p>654.50</text:p>
          </table:table-cell>
          <table:table-cell table:style-name="ce110" table:formula="of:=SUM([.B7:.J7])" office:value-type="float" office:value="32911.77" calcext:value-type="float">
            <text:p>32,911.77</text:p>
          </table:table-cell>
          <table:table-cell table:style-name="ce111" table:formula="of:=+[.K7]/[.$K$12]*100" office:value-type="float" office:value="14.6730055159241" calcext:value-type="float">
            <text:p>14.7</text:p>
          </table:table-cell>
          <table:table-cell table:number-columns-repeated="1012"/>
        </table:table-row>
        <table:table-row table:style-name="ro7">
          <table:table-cell table:style-name="ce109" office:value-type="string" calcext:value-type="string">
            <text:p>UNILEVER ANDINA ECUADOR S.A.</text:p>
          </table:table-cell>
          <table:table-cell table:style-name="ce110" office:value-type="float" office:value="103" calcext:value-type="float">
            <text:p>103.00</text:p>
          </table:table-cell>
          <table:table-cell table:style-name="ce110" table:number-columns-repeated="3"/>
          <table:table-cell table:style-name="ce110" office:value-type="float" office:value="962.99" calcext:value-type="float">
            <text:p>962.99</text:p>
          </table:table-cell>
          <table:table-cell table:style-name="ce110" office:value-type="float" office:value="1940.76" calcext:value-type="float">
            <text:p>1,940.76</text:p>
          </table:table-cell>
          <table:table-cell table:style-name="ce110"/>
          <table:table-cell table:style-name="ce110" office:value-type="float" office:value="3475.44" calcext:value-type="float">
            <text:p>3,475.44</text:p>
          </table:table-cell>
          <table:table-cell table:style-name="ce110" office:value-type="float" office:value="1120" calcext:value-type="float">
            <text:p>1,120.00</text:p>
          </table:table-cell>
          <table:table-cell table:style-name="ce110" table:formula="of:=SUM([.B8:.J8])" office:value-type="float" office:value="7602.19" calcext:value-type="float">
            <text:p>7,602.19</text:p>
          </table:table-cell>
          <table:table-cell table:style-name="ce111" table:formula="of:=+[.K8]/[.$K$12]*100" office:value-type="float" office:value="3.38927307170363" calcext:value-type="float">
            <text:p>3.4</text:p>
          </table:table-cell>
          <table:table-cell table:number-columns-repeated="1012"/>
        </table:table-row>
        <table:table-row table:style-name="ro7">
          <table:table-cell table:style-name="ce109" office:value-type="string" calcext:value-type="string">
            <text:p>REYLACTEOS C.L.</text:p>
          </table:table-cell>
          <table:table-cell table:style-name="ce110" office:value-type="string" calcext:value-type="string">
            <text:p><text:s/></text:p>
          </table:table-cell>
          <table:table-cell table:style-name="ce110"/>
          <table:table-cell table:style-name="ce110" office:value-type="float" office:value="11804.8" calcext:value-type="float">
            <text:p>11,804.80</text:p>
          </table:table-cell>
          <table:table-cell table:style-name="ce110" table:number-columns-repeated="2"/>
          <table:table-cell table:style-name="ce110" office:value-type="float" office:value="17261.44" calcext:value-type="float">
            <text:p>17,261.44</text:p>
          </table:table-cell>
          <table:table-cell table:style-name="ce110" office:value-type="float" office:value="4200" calcext:value-type="float">
            <text:p>4,200.00</text:p>
          </table:table-cell>
          <table:table-cell table:style-name="ce110"/>
          <table:table-cell table:style-name="ce110" office:value-type="float" office:value="1792.95" calcext:value-type="float">
            <text:p>1,792.95</text:p>
          </table:table-cell>
          <table:table-cell table:style-name="ce110" table:formula="of:=SUM([.B9:.J9])" office:value-type="float" office:value="35059.19" calcext:value-type="float">
            <text:p>35,059.19</text:p>
          </table:table-cell>
          <table:table-cell table:style-name="ce111" table:formula="of:=+[.K9]/[.$K$12]*100" office:value-type="float" office:value="15.6303865837004" calcext:value-type="float">
            <text:p>15.6</text:p>
          </table:table-cell>
          <table:table-cell table:number-columns-repeated="1012"/>
        </table:table-row>
        <table:table-row table:style-name="ro7">
          <table:table-cell table:style-name="ce109" office:value-type="string" calcext:value-type="string">
            <text:p>BANCO GUAYAQUIL S.A.</text:p>
          </table:table-cell>
          <table:table-cell table:style-name="ce112" table:number-columns-repeated="2"/>
          <table:table-cell table:style-name="ce110"/>
          <table:table-cell table:style-name="ce110" office:value-type="float" office:value="17886.4" calcext:value-type="float">
            <text:p>17,886.40</text:p>
          </table:table-cell>
          <table:table-cell table:style-name="ce110" table:number-columns-repeated="5"/>
          <table:table-cell table:style-name="ce110" table:formula="of:=SUM([.B10:.J10])" office:value-type="float" office:value="17886.4" calcext:value-type="float">
            <text:p>17,886.40</text:p>
          </table:table-cell>
          <table:table-cell table:style-name="ce111" table:formula="of:=+[.K10]/[.$K$12]*100" office:value-type="float" office:value="7.97426713482822" calcext:value-type="float">
            <text:p>8.0</text:p>
          </table:table-cell>
          <table:table-cell table:number-columns-repeated="1012"/>
        </table:table-row>
        <table:table-row table:style-name="ro7">
          <table:table-cell table:style-name="ce109" office:value-type="string" calcext:value-type="string">
            <text:p>VECONSA S.A.</text:p>
          </table:table-cell>
          <table:table-cell table:style-name="ce112" table:number-columns-repeated="2"/>
          <table:table-cell table:style-name="ce110"/>
          <table:table-cell table:style-name="ce110" office:value-type="float" office:value="977.76" calcext:value-type="float">
            <text:p>977.76</text:p>
          </table:table-cell>
          <table:table-cell table:style-name="ce110" table:number-columns-repeated="5"/>
          <table:table-cell table:style-name="ce110" table:formula="of:=SUM([.B11:.J11])" office:value-type="float" office:value="977.76" calcext:value-type="float">
            <text:p>977.76</text:p>
          </table:table-cell>
          <table:table-cell table:style-name="ce111" table:formula="of:=+[.K11]/[.$K$12]*100" office:value-type="float" office:value="0.435913287958988" calcext:value-type="float">
            <text:p>0.4</text:p>
          </table:table-cell>
          <table:table-cell table:number-columns-repeated="1012"/>
        </table:table-row>
        <table:table-row table:style-name="ro7">
          <table:table-cell table:style-name="ce113" office:value-type="string" calcext:value-type="string">
            <text:p>TOTAL</text:p>
          </table:table-cell>
          <table:table-cell table:style-name="ce114" table:formula="of:=SUM([.B5:.B11])" office:value-type="float" office:value="5414.69" calcext:value-type="float">
            <text:p>5,414.69</text:p>
          </table:table-cell>
          <table:table-cell table:style-name="ce114" table:formula="of:=SUM([.C5:.C11])" office:value-type="float" office:value="128621.18" calcext:value-type="float">
            <text:p>128,621.18</text:p>
          </table:table-cell>
          <table:table-cell table:style-name="ce114" table:formula="of:=SUM([.D5:.D11])" office:value-type="float" office:value="16528.59" calcext:value-type="float">
            <text:p>16,528.59</text:p>
          </table:table-cell>
          <table:table-cell table:style-name="ce114" table:formula="of:=SUM([.E5:.E11])" office:value-type="float" office:value="27783.9" calcext:value-type="float">
            <text:p>27,783.90</text:p>
          </table:table-cell>
          <table:table-cell table:style-name="ce114" table:formula="of:=SUM([.F5:.F11])" office:value-type="float" office:value="1341.39" calcext:value-type="float">
            <text:p>1,341.39</text:p>
          </table:table-cell>
          <table:table-cell table:style-name="ce114" table:formula="of:=SUM([.G5:.G11])" office:value-type="float" office:value="26083.43" calcext:value-type="float">
            <text:p>26,083.43</text:p>
          </table:table-cell>
          <table:table-cell table:style-name="ce114" table:formula="of:=SUM([.H5:.H11])" office:value-type="float" office:value="8414.38" calcext:value-type="float">
            <text:p>8,414.38</text:p>
          </table:table-cell>
          <table:table-cell table:style-name="ce114" table:formula="of:=SUM([.I5:.I11])" office:value-type="float" office:value="5336.48" calcext:value-type="float">
            <text:p>5,336.48</text:p>
          </table:table-cell>
          <table:table-cell table:style-name="ce114" table:formula="of:=SUM([.J5:.J11])" office:value-type="float" office:value="4777.45" calcext:value-type="float">
            <text:p>4,777.45</text:p>
          </table:table-cell>
          <table:table-cell table:style-name="ce114" table:formula="of:=SUM([.K5:.K11])" office:value-type="float" office:value="224301.49" calcext:value-type="float">
            <text:p>224,301.49</text:p>
          </table:table-cell>
          <table:table-cell table:style-name="ce115" table:formula="of:=SUM([.L5:.L11])" office:value-type="float" office:value="100" calcext:value-type="float">
            <text:p>100.0</text:p>
          </table:table-cell>
          <table:table-cell table:number-columns-repeated="1012"/>
        </table:table-row>
        <table:table-row table:style-name="ro7">
          <table:table-cell table:style-name="ce103"/>
          <table:table-cell table:style-name="ce112" table:number-columns-repeated="2"/>
          <table:table-cell table:style-name="ce110" table:number-columns-repeated="7"/>
          <table:table-cell table:style-name="ce116" table:number-columns-repeated="2"/>
          <table:table-cell table:number-columns-repeated="1012"/>
        </table:table-row>
        <table:table-row table:style-name="ro2">
          <table:table-cell table:style-name="ce116" table:number-columns-repeated="12"/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7"/>
          <table:table-cell table:style-name="ce108" table:number-columns-repeated="10"/>
          <table:table-cell table:number-columns-repeated="1013"/>
        </table:table-row>
        <table:table-row table:style-name="ro2" table:number-rows-repeated="5">
          <table:table-cell table:style-name="ce118"/>
          <table:table-cell table:style-name="ce119" table:number-columns-repeated="9"/>
          <table:table-cell table:style-name="ce120"/>
          <table:table-cell table:number-columns-repeated="1013"/>
        </table:table-row>
        <table:table-row table:style-name="ro2" table:number-rows-repeated="2">
          <table:table-cell table:style-name="ce118"/>
          <table:table-cell table:style-name="ce104" table:number-columns-repeated="2"/>
          <table:table-cell table:style-name="ce119" table:number-columns-repeated="7"/>
          <table:table-cell table:style-name="ce120"/>
          <table:table-cell table:number-columns-repeated="1013"/>
        </table:table-row>
        <table:table-row table:style-name="ro2">
          <table:table-cell table:style-name="ce113"/>
          <table:table-cell table:style-name="ce119" table:number-columns-repeated="9"/>
          <table:table-cell table:style-name="ce120"/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rcentaje_Ventas" table:style-name="ta2">
        <table:table-column table:style-name="co22" table:default-cell-style-name="ce1"/>
        <table:table-column table:style-name="co23" table:number-columns-repeated="2" table:default-cell-style-name="ce1"/>
        <table:table-column table:style-name="co10" table:number-columns-repeated="1021" table:default-cell-style-name="ce1"/>
        <table:table-row table:style-name="ro8">
          <table:table-cell table:style-name="ce123" office:value-type="string" calcext:value-type="string">
            <text:p>ESTADISTICA ANUAL DE <text:s/>VENTAS POR CLIENTE</text:p>
          </table:table-cell>
          <table:table-cell table:style-name="ce124" table:number-columns-repeated="2"/>
          <table:table-cell table:number-columns-repeated="1021"/>
        </table:table-row>
        <table:table-row table:style-name="ro2">
          <table:table-cell table:style-name="ce125" office:value-type="string" calcext:value-type="string">
            <text:p>(US$dolares americanos)</text:p>
          </table:table-cell>
          <table:table-cell table:style-name="ce126" table:number-columns-repeated="2"/>
          <table:table-cell table:number-columns-repeated="1021"/>
        </table:table-row>
        <table:table-row table:style-name="ro2">
          <table:table-cell/>
          <table:table-cell table:style-name="ce127" office:value-type="string" calcext:value-type="string">
            <text:p>ejercicio</text:p>
          </table:table-cell>
          <table:table-cell table:style-name="ce127"/>
          <table:table-cell table:number-columns-repeated="1021"/>
        </table:table-row>
        <table:table-row table:style-name="ro2">
          <table:table-cell table:style-name="ce128" office:value-type="string" calcext:value-type="string">
            <text:p>CLIENTE</text:p>
          </table:table-cell>
          <table:table-cell table:style-name="ce134" office:value-type="string" calcext:value-type="string">
            <text:p>2021 SEPT.</text:p>
          </table:table-cell>
          <table:table-cell table:style-name="ce141" office:value-type="string" calcext:value-type="string">
            <text:p>%</text:p>
          </table:table-cell>
          <table:table-cell table:number-columns-repeated="1021"/>
        </table:table-row>
        <table:table-row table:style-name="ro2">
          <table:table-cell table:style-name="ce129" office:value-type="string" calcext:value-type="string">
            <text:p>UNILEVER ANDINA ECUADOR S.A.</text:p>
          </table:table-cell>
          <table:table-cell table:style-name="ce140" office:value-type="float" office:value="7602.19" calcext:value-type="float">
            <text:p>7,602.19</text:p>
          </table:table-cell>
          <table:table-cell table:style-name="ce139" table:formula="of:=+[.B5]/[.$B$73]*100" office:value-type="float" office:value="3.38927307170363" calcext:value-type="float">
            <text:p>3.4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GUAYAQUIL YACHT CLUB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DUSTRIAS LACTEAS TONI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ROPICALIMENTO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IOSA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HE TESALIA SPRINGS COMPANY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ONSORCIO ECUATORIANO DE TELECOMUNICAC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OLANO PARRA RUBI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ELACORP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ERVECERIA NACIONAL CN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EDITORES NACIONALE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OTORES Y TRACTORE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ROSSICORP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VICTORIA VILLAVICENCI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OLEMUN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UENCA BOTTLING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UNIVERSAL SWEET INDUSTRIE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EUROESTETIC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SHAVIK S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ULTIMERKS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DUAT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ECUABIGSERVI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RECOSCORP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INTURAS ECUATORIANAS PINTUC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VIP PARTIES, JULIO TOMALA DELGADO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ATRICIA RODRIGUEZ CHEING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ABCALS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DUWAGEN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ASOCIACION DE PROPIETARIOS LAGUNA DEL SOL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OTELO &amp; FABELL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SALINAS YACHT CLUB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ONSTRUMERCAD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RODUCTOS TISSUE DEL ECUADOR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GRIPE COMUNICACIÓN INTEGRAL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HOLCIN ECUADOR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3M ECUADOR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ALBAQ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BC SERVICIOS DE MARKETING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DUSTRIAS ALE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LUMINATE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ARADAIS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EPSI COLA MANUFACTURING COMP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ABE ECUADOR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ALVARO OMAR FREIRE CELESTE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ONSTRUCTORA Y URBANIZADORA URBALAND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TOMACRO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HE PRISM GROUP INC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29" office:value-type="string" calcext:value-type="string">
            <text:p>LA FABRIL S.A.</text:p>
          </table:table-cell>
          <table:table-cell table:style-name="ce140" office:value-type="float" office:value="32911.77" calcext:value-type="float">
            <text:p>32,911.77</text:p>
          </table:table-cell>
          <table:table-cell table:style-name="ce139" table:formula="of:=+[.B52]/[.$B$73]*100" office:value-type="float" office:value="14.6730055159241" calcext:value-type="float">
            <text:p>14.7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SERVICIO NACIONAL DE ADUANAS DEL ECUADOR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HUBB SEGURO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RENDHUNTER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AGROVANIC S. 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29" office:value-type="string" calcext:value-type="string">
            <text:p>DINADEC S.A.</text:p>
          </table:table-cell>
          <table:table-cell table:style-name="ce140" office:value-type="float" office:value="128567" calcext:value-type="float">
            <text:p>128,567.00</text:p>
          </table:table-cell>
          <table:table-cell table:style-name="ce139" table:formula="of:=+[.B57]/[.$B$73]*100" office:value-type="float" office:value="57.3188345739478" calcext:value-type="float">
            <text:p>57.3</text:p>
          </table:table-cell>
          <table:table-cell table:number-columns-repeated="1021"/>
        </table:table-row>
        <table:table-row table:style-name="ro2">
          <table:table-cell table:style-name="ce129" office:value-type="string" calcext:value-type="string">
            <text:p>BANCO GUAYAQUIL</text:p>
          </table:table-cell>
          <table:table-cell table:style-name="ce140" office:value-type="float" office:value="17886.4" calcext:value-type="float">
            <text:p>17,886.40</text:p>
          </table:table-cell>
          <table:table-cell table:style-name="ce139" table:formula="of:=+[.B58]/[.$B$73]*100" office:value-type="float" office:value="7.97426713482822" calcext:value-type="float">
            <text:p>8.0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UNIVERSIDAD CASA GRANDE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BENEMERITO CUERPO DE BOMBERO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AMACHAS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SONY INTER - AMERICAN S.A. <text:s text:c="2"/>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ARIO COKA BORJ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29" office:value-type="string" calcext:value-type="string">
            <text:p>MC CANN ERICKSON ECUADOR PUBLICIDAD S.A. <text:s text:c="4"/></text:p>
          </table:table-cell>
          <table:table-cell table:style-name="ce140" office:value-type="float" office:value="1297.18" calcext:value-type="float">
            <text:p>1,297.18</text:p>
          </table:table-cell>
          <table:table-cell table:style-name="ce139" table:formula="of:=+[.B64]/[.$B$73]*100" office:value-type="float" office:value="0.578319831936917" calcext:value-type="float">
            <text:p>0.6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REDIOS BONAFIDE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DENDA TIENDA DETIEN CIA. LTD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BADITH HANNA CONTRERA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LEVELPRINT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JENNY ALVEAR CUCALON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29" office:value-type="string" calcext:value-type="string">
            <text:p>REYLACTEOS S.A.</text:p>
          </table:table-cell>
          <table:table-cell table:style-name="ce140" office:value-type="float" office:value="35059.19" calcext:value-type="float">
            <text:p>35,059.19</text:p>
          </table:table-cell>
          <table:table-cell table:style-name="ce139" table:formula="of:=+[.B70]/[.$B$73]*100" office:value-type="float" office:value="15.6303865837004" calcext:value-type="float">
            <text:p>15.6</text:p>
          </table:table-cell>
          <table:table-cell table:number-columns-repeated="1021"/>
        </table:table-row>
        <table:table-row table:style-name="ro2">
          <table:table-cell table:style-name="ce129" office:value-type="string" calcext:value-type="string">
            <text:p>VECONSA S.A.</text:p>
          </table:table-cell>
          <table:table-cell table:style-name="ce140" office:value-type="float" office:value="977.76" calcext:value-type="float">
            <text:p>977.76</text:p>
          </table:table-cell>
          <table:table-cell table:style-name="ce139" table:formula="of:=+[.B71]/[.$B$73]*100" office:value-type="float" office:value="0.435913287958988" calcext:value-type="float">
            <text:p>0.4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REALIDAD VIRTUAL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30" office:value-type="string" calcext:value-type="string">
            <text:p>total</text:p>
          </table:table-cell>
          <table:table-cell table:style-name="ce136" table:formula="of:=SUM([.B5:.B72])" office:value-type="float" office:value="224301.49" calcext:value-type="float">
            <text:p>224,301.49</text:p>
          </table:table-cell>
          <table:table-cell table:style-name="ce135" table:formula="of:=SUM([.C5:.C72])" office:value-type="float" office:value="100" calcext:value-type="float">
            <text:p>100.0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Arial Narrow" svg:font-family="'Arial Narrow'"/>
    <style:font-face style:name="Arial1" svg:font-family="Arial1"/>
    <style:font-face style:name="Arial11" svg:font-family="Arial11"/>
    <style:font-face style:name="Arial2" svg:font-family="Arial2"/>
    <style:font-face style:name="Arial3" svg:font-family="Arial3"/>
    <style:font-face style:name="Calibri" svg:font-family="Calibri"/>
    <style:font-face style:name="Century Gothic" svg:font-family="'Century Gothic'"/>
    <style:font-face style:name="Liberation Sans1" svg:font-family="'Liberation Sans1'"/>
    <style:font-face style:name="Arial" svg:font-family="Arial" style:font-family-generic="swiss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8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8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</number:number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P1" style:volatile="true">
      <number:text>(</number:text>
      <number:number number:decimal-places="0" loext:min-decimal-places="0" number:min-integer-digits="1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P1" style:volatile="true">
      <number:text>(</number:text>
      <number:number number:decimal-places="0" loext:min-decimal-places="0" number:min-integer-digits="1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style:text-properties fo:color="#0000ff"/>
      <number:number number:decimal-places="0" loext:min-decimal-places="0" number:min-integer-digits="1" number:grouping="true"/>
    </number:number-style>
    <number:number-style style:name="N127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5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1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Comma_20_10" style:display-name="Excel Built-in Comma 10" style:family="table-cell" style:parent-style-name="Default" style:data-style-name="N116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Comma_20_2" style:display-name="Excel Built-in Comma 2" style:family="table-cell" style:parent-style-name="Default" style:data-style-name="N117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  <style:style style:name="Excel_20_Built-in_20_Currency" style:display-name="Excel Built-in Currency" style:family="table-cell" style:parent-style-name="Default" style:data-style-name="N117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Millares_20_2" style:display-name="Millares 2" style:family="table-cell" style:parent-style-name="Default" style:data-style-name="N115">
      <style:table-cell-properties fo:background-color="transparent" style:vertical-align="automatic"/>
    </style:style>
    <style:style style:name="Millares_20_2_20_2_20_2" style:display-name="Millares 2 2 2" style:family="table-cell" style:parent-style-name="Default" style:data-style-name="N111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2" fo:font-family="Arial2" fo:font-size="10pt" style:font-name-asian="Arial2" style:font-family-asian="Arial2" style:font-size-asian="10pt" style:font-name-complex="Arial2" style:font-family-complex="Arial2" style:font-size-complex="10pt"/>
    </style:style>
    <style:style style:name="Percent" style:family="table-cell" style:parent-style-name="Default" style:data-style-name="N107">
      <style:table-cell-properties fo:background-color="transparent" style:vertical-align="automatic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0:41:21.1413229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21T11:12:03.463040392</dc:date>
    <meta:editing-cycles>13</meta:editing-cycles>
    <meta:editing-duration>PT4H21M11S</meta:editing-duration>
    <meta:document-statistic meta:table-count="4" meta:cell-count="436" meta:object-count="0"/>
  </office:meta>
</office:document-meta>
</file>